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2303c"/>
    </style:style>
    <style:style style:name="P2" style:family="paragraph" style:parent-style-name="Text_20_body" style:list-style-name="L1">
      <style:text-properties officeooo:paragraph-rsid="0012303c"/>
    </style:style>
    <style:style style:name="P3" style:family="paragraph" style:parent-style-name="Text_20_body" style:list-style-name="L1">
      <style:text-properties officeooo:paragraph-rsid="0012bb19"/>
    </style:style>
    <style:style style:name="P4" style:family="paragraph" style:parent-style-name="Text_20_body" style:list-style-name="L1">
      <style:text-properties fo:font-weight="bold" officeooo:paragraph-rsid="0012bb19" style:font-weight-asian="bold" style:font-weight-complex="bold"/>
    </style:style>
    <style:style style:name="T1" style:family="text">
      <style:text-properties officeooo:rsid="0012303c"/>
    </style:style>
    <style:style style:name="T2" style:family="text">
      <style:text-properties officeooo:rsid="0012bb19"/>
    </style:style>
    <style:style style:name="T3" style:family="text">
      <style:text-properties fo:font-weight="bold" officeooo:rsid="0012303c" style:font-weight-asian="bold" style:font-weight-complex="bold"/>
    </style:style>
    <style:style style:name="T4" style:family="text">
      <style:text-properties fo:font-weight="bold" officeooo:rsid="0012bb19" style:font-weight-asian="bold" style:font-weight-complex="bold"/>
    </style:style>
    <style:style style:name="T5" style:family="text">
      <style:text-properties fo:font-weight="normal" officeooo:rsid="0012303c" style:font-weight-asian="normal" style:font-weight-complex="normal"/>
    </style:style>
    <style:style style:name="T6" style:family="text">
      <style:text-properties fo:font-weight="normal" officeooo:rsid="0012bb1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IscrizioneBando</text:span></text:h>
      <text:list xml:id="list37668750" text:style-name="L1">
        <text:list-item>
          <text:p text:style-name="P2"><text:span text:style-name="T3">Iscrizione Personale studenti</text:span><text:span text:style-name="T1">: il sistema permette la compilazione del modulo di domanda di partecipazione al bando per l'accettazione di bambini (da 3 a 36 mesi) presso l'asilo nido dell'Ateneo. Vengono inseriti dati personali dell'utente che effettua la richiesta , i dati del bambino che si intende iscrivere all'asilo Nido, </text:span><text:span text:style-name="T2">la scelta del servizio a cui si desidera aderire</text:span><text:span text:style-name="T1"> e informazioni riguardanti la documentazione che si intende allegare alla domanda. L'operazione può essere effettuata </text:span><text:span text:style-name="T4">solo </text:span><text:span text:style-name="T3">da personale e studenti dell'Ateneo</text:span><text:span text:style-name="T1"> provvisti di regolare Account.</text:span></text:p>
        </text:list-item>
        <text:list-item>
          <text:p text:style-name="P3"><text:span text:style-name="T3">Iscrizione Comune</text:span><text:span text:style-name="T1">: <text:s/>il sistema permette la compilazione del modulo di domanda di partecipazione al bando per l'accettazione di bambini (da 3 a 36 mesi) presso l'asilo nido dell'Ateneo. Vengono inseriti dati personali dell'utente che effettua la richiesta , i dati del bambino che si intende iscrivere all'asilo Nido, </text:span><text:span text:style-name="T2">la propria condizione lavorativa e quella del proprio compagno/a <text:s/>o coniuge, la scelta del servizio a cui si desidera aderire</text:span><text:span text:style-name="T1"> e informazioni riguardanti la documentazione che si intende allegare alla domanda. L'operazione può essere effettuata da </text:span><text:span text:style-name="T4">residenti del Comune di Fisciano</text:span><text:span text:style-name="T1"> provvisti di regolare Account.</text:span></text:p>
        </text:list-item>
        <text:list-item>
          <text:p text:style-name="P4"><text:span text:style-name="T2">Iscrizione Altra Utenza:</text:span><text:span text:style-name="T5">il sistema permette la compilazione del modulo di domanda di partecipazione al bando per l'accettazione di bambini (da 3 a 36 mesi) presso l'asilo nido dell'Ateneo. Vengono inseriti dati personali dell'utente che effettua la richiesta , i dati del bambino che si intende iscrivere all'asilo Nido, </text:span><text:span text:style-name="T6">la propria condizione lavorativa e quella del proprio compagno/a <text:s/>o coniuge, la scelta del servizio a cui si desidera aderire, eventuali rapporti con l'Ateneo o il comune di Fisciano</text:span><text:span text:style-name="T5"> e informazioni riguardanti la documentazione che si intende allegare alla domanda. L'operazione può essere effettuata da </text:span><text:span text:style-name="T2">non residenti nel Comune di Fisciano</text:span><text:span text:style-name="T5"> provvisti di regolare Account.</text:span></text:p>
        </text:list-item>
        <text:list-item>
          <text:p text:style-name="P4"><text:span text:style-name="T2">Creazione Account</text:span><text:span text:style-name="T6">: il sistema permette la creazione di un nuovo account per utenti che intendono partecipare al bando per l'asilo nido, e per permettere (se idonei) alla visualizzazione e modifica di servizi proposti dall'asilo Nido post-bando. L'operazione può essere effettuata da qualsiasi utente intenda usufruire dei servizi offerti dall'asilo nido dell'atene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9:43</meta:creation-date>
    <dc:date>2012-10-21T18:16:29.36</dc:date>
    <meta:editing-duration>P0D</meta:editing-duration>
    <meta:editing-cycles>2</meta:editing-cycles>
    <meta:document-statistic meta:table-count="0" meta:image-count="0" meta:object-count="0" meta:page-count="1" meta:paragraph-count="5" meta:word-count="335" meta:character-count="2270" meta:non-whitespace-character-count="1941"/>
  </office:meta>
</office:document-meta>
</file>